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1pt" style:font-size-asian="32pt" style:font-size-complex="32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text-properties fo:font-size="36pt"/>
    </style:style>
    <style:style style:name="P6" style:family="paragraph">
      <style:text-properties fo:font-size="10pt" style:font-size-asian="28pt" style:font-size-complex="28pt"/>
    </style:style>
    <style:style style:name="P7" style:family="paragraph">
      <style:text-properties fo:font-size="10pt" style:font-size-asian="24pt" style:font-size-complex="24pt"/>
    </style:style>
    <style:style style:name="T1" style:family="text">
      <style:text-properties fo:font-size="10pt"/>
    </style:style>
    <style:style style:name="T2" style:family="text">
      <style:text-properties fo:font-size="11pt" style:font-size-asian="32pt" style:font-size-complex="32pt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36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Persistence: Hibernate and JPA Fundamental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ject Persistence &amp; Relational Databas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ersistence → The state of an object can be saved to a date store, and re-created at a later point in time.</text:span></text:p>
              </text:list-item>
              <text:list-item>
                <text:p><text:span text:style-name="T1">Relational Database → A data store that represent data in a table-like format.</text:span></text:p>
              </text:list-item>
              <text:list-item>
                <text:p><text:span text:style-name="T1">Relational Database Management Systems</text:span></text:p>
                <text:list>
                  <text:list-item>
                    <text:p><text:span text:style-name="T1">A database management system designed to manage data in a relational database</text:span></text:p>
                  </text:list-item>
                  <text:list-item>
                    <text:p><text:span text:style-name="T1">Can have many different databases.</text:span></text:p>
                  </text:list-item>
                </text:list>
              </text:list-item>
              <text:list-item>
                <text:p><text:span text:style-name="T1">SQL Datatypes </text:span></text:p>
                <text:list>
                  <text:list-item>
                    <text:p><text:span text:style-name="T1">Depend on the database management system that you are using.</text:span></text:p>
                  </text:list-item>
                </text:list>
              </text:list-item>
              <text:list-item>
                <text:p><text:span text:style-name="T1">Entity Integrity Rule</text:span></text:p>
                <text:list>
                  <text:list-item>
                    <text:p><text:span text:style-name="T1">Every table has a primary key</text:span></text:p>
                  </text:list-item>
                  <text:list-item>
                    <text:p><text:span text:style-name="T1">Null values are not valid values for a primary key</text:span></text:p>
                  </text:list-item>
                </text:list>
              </text:list-item>
              <text:list-item>
                <text:p><text:span text:style-name="T1">Primary key </text:span></text:p>
                <text:list>
                  <text:list-item>
                    <text:p><text:span text:style-name="T1">No duplicate value should be allowed in the column.</text:span></text:p>
                  </text:list-item>
                </text:list>
              </text:list-item>
              <text:list-item>
                <text:p><text:span text:style-name="T1">Referential Integrality </text:span></text:p>
                <text:list>
                  <text:list-item>
                    <text:p><text:span text:style-name="T1">A foreign key point to the value that is the primary key of another table</text:span></text:p>
                  </text:list-item>
                  <text:list-item>
                    <text:p><text:span text:style-name="T1">Null values are valid in a foreign key column</text:span></text:p>
                    <text:list>
                      <text:list-item>
                        <text:p><text:span text:style-name="T1">Null Values are valid in a foreign key column, but if a value exists in a foreign key column then it must refer to a valid refere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ject Model and Relational Model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RM</text:span></text:p>
                <text:list>
                  <text:list-item>
                    <text:p><text:span text:style-name="T1">In an object orientated data is represent as interconnect graph of object</text:span></text:p>
                    <text:list>
                      <text:list-item>
                        <text:p><text:span text:style-name="T1">Use the principles of abstraction, encapsulation, Modularity, Hierarchy, typing, polymorphism, concurrency, persistence</text:span></text:p>
                      </text:list-item>
                      <text:list-item>
                        <text:p><text:span text:style-name="T1">An object has </text:span></text:p>
                        <text:list>
                          <text:list-item>
                            <text:p><text:span text:style-name="T1">Behavior</text:span></text:p>
                          </text:list-item>
                          <text:list-item>
                            <text:p><text:span text:style-name="T1">Identify</text:span></text:p>
                          </text:list-item>
                          <text:list-item>
                            <text:p><text:span text:style-name="T1">Sta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n a database the data is represented in a table model</text:span></text:p>
                    <text:list>
                      <text:list-item>
                        <text:p><text:span text:style-name="T1">The structure of data </text:span></text:p>
                      </text:list-item>
                      <text:list-item>
                        <text:p><text:span text:style-name="T1">Data Manipulation</text:span></text:p>
                      </text:list-item>
                      <text:list-item>
                        <text:p><text:span text:style-name="T1">Data Integrality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Relational Impedance Mismatch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Loading or storing graphs of objects using a relational database causes mismatch problems.</text:span></text:p>
                <text:list>
                  <text:list-item>
                    <text:p><text:span text:style-name="T1">Called Object Relational Impedance Mismatch </text:span></text:p>
                  </text:list-item>
                  <text:list-item>
                    <text:p><text:span text:style-name="T1">Granularity is the extent to which a system could be broken down into small parts</text:span></text:p>
                    <text:list>
                      <text:list-item>
                        <text:p><text:span text:style-name="T1">A coarse grained object consists of various fine grained object or object with finer granularity</text:span></text:p>
                      </text:list-item>
                      <text:list-item>
                        <text:p><text:span text:style-name="T1">Objects</text:span></text:p>
                        <text:list>
                          <text:list-item>
                            <text:p><text:span text:style-name="T1">Various levels of granularity</text:span></text:p>
                          </text:list-item>
                        </text:list>
                      </text:list-item>
                      <text:list-item>
                        <text:p><text:span text:style-name="T1">Relational Model</text:span></text:p>
                        <text:list>
                          <text:list-item>
                            <text:p><text:span text:style-name="T1">2 levels of granularity ( tables and columns)</text:span></text:p>
                          </text:list-item>
                        </text:list>
                      </text:list-item>
                      <text:list-item>
                        <text:p><text:span text:style-name="T1">Object Model is more granular then the Relational Model</text:span></text:p>
                        <text:list>
                          <text:list-item>
                            <text:p><text:span text:style-name="T1">More class in the object then the number of corresponding models in the databas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<text:s/></text:span><text:span text:style-name="T1">Subtype Mismatch</text:span></text:p>
                    <text:list>
                      <text:list-item>
                        <text:p><text:span text:style-name="T1">Object Model</text:span></text:p>
                        <text:list>
                          <text:list-item>
                            <text:p><text:span text:style-name="T1">Has Inheritance</text:span></text:p>
                          </text:list-item>
                        </text:list>
                      </text:list-item>
                      <text:list-item>
                        <text:p><text:span text:style-name="T1">Relational Model</text:span></text:p>
                        <text:list>
                          <text:list-item>
                            <text:p><text:span text:style-name="T1">No Inheritan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dentity Mismatch</text:span></text:p>
                    <text:list>
                      <text:list-item>
                        <text:p><text:span text:style-name="T1">Object Model</text:span></text:p>
                        <text:list>
                          <text:list-item>
                            <text:p><text:span text:style-name="T1">Has two way to determine if an object is the same : ==, .equals</text:span></text:p>
                          </text:list-item>
                        </text:list>
                      </text:list-item>
                      <text:list-item>
                        <text:p><text:span text:style-name="T1">Relational Model</text:span></text:p>
                        <text:list>
                          <text:list-item>
                            <text:p><text:span text:style-name="T1">Primary Ke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Relational Impedance Mismatch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ssociations</text:span></text:p>
                <text:list>
                  <text:list-item>
                    <text:p><text:span text:style-name="T1">Object</text:span></text:p>
                    <text:list>
                      <text:list-item>
                        <text:p><text:span text:style-name="T1">Object References</text:span></text:p>
                      </text:list-item>
                      <text:list-item>
                        <text:p><text:span text:style-name="T1">Are directional</text:span></text:p>
                      </text:list-item>
                    </text:list>
                  </text:list-item>
                  <text:list-item>
                    <text:p><text:span text:style-name="T1">Relational Model</text:span></text:p>
                    <text:list>
                      <text:list-item>
                        <text:p><text:span text:style-name="T1">Foreign key</text:span></text:p>
                      </text:list-item>
                      <text:list-item>
                        <text:p><text:span text:style-name="T1">Not directiona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ata Navigation</text:span></text:p>
                <text:list>
                  <text:list-item>
                    <text:p><text:span text:style-name="T1">Object Model</text:span></text:p>
                    <text:list>
                      <text:list-item>
                        <text:p><text:span text:style-name="T1">Navigate from one association to another walking the object graph</text:span></text:p>
                      </text:list-item>
                    </text:list>
                  </text:list-item>
                  <text:list-item>
                    <text:p><text:span text:style-name="T1">Relational</text:span></text:p>
                    <text:list>
                      <text:list-item>
                        <text:p><text:span text:style-name="T1">Worry about efficiency : minimize the number of requests to the database</text:span></text:p>
                        <text:list>
                          <text:list-item>
                            <text:p><text:span text:style-name="T1">Minimize the number of SQL Queries ( write a join query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Relational Mapping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roblems with using JDBC</text:span></text:p>
                <text:list>
                  <text:list-item>
                    <text:p><text:span text:style-name="T1">Need to write SQL Queries, a java programmer may not know sql or how to optimize it correctly</text:span></text:p>
                  </text:list-item>
                  <text:list-item>
                    <text:p><text:span text:style-name="T1">Writing to many SQL Statements : For three tables you have three joins</text:span></text:p>
                  </text:list-item>
                  <text:list-item>
                    <text:p><text:span text:style-name="T1">Manually handling associations.</text:span></text:p>
                  </text:list-item>
                  <text:list-item>
                    <text:p><text:span text:style-name="T1">Writing too many parameters to the database.</text:span></text:p>
                  </text:list-item>
                  <text:list-item>
                    <text:p><text:span text:style-name="T1">SQL is both ANSI ,but has some DBMS constructors.</text:span></text:p>
                  </text:list-item>
                </text:list>
              </text:list-item>
              <text:list-item>
                <text:p><text:span text:style-name="T1">Solution : Object Relational Mapping refers to the technique of mapping the representation of data from Java Objects to Relational Database</text:span></text:p>
              </text:list-item>
              <text:list-item>
                <text:p><text:span text:style-name="T1">Allows the user of java objects as a representation of the databa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sql Commands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Mysql Command</text:span></text:p>
                <text:list>
                  <text:list-item>
                    <text:p><text:span text:style-name="T1">Mysql -u &lt;root&gt; -p &lt;password&gt;</text:span></text:p>
                  </text:list-item>
                  <text:list-item>
                    <text:p><text:span text:style-name="T1">Create Database bookstore;</text:span></text:p>
                  </text:list-item>
                  <text:list-item>
                    <text:p><text:span text:style-name="T1">Use bookstore</text:span></text:p>
                  </text:list-item>
                </text:list>
              </text:list-item>
              <text:list-item>
                <text:p><text:span text:style-name="T1">HeidiSQL → A database explorer <text:s/>for windows ( might to be able to use it in Wine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Hibernate and Hello World with JPA and annotations</text:p>
          </draw:text-box>
        </draw:frame>
        <draw:frame presentation:style-name="pr4" draw:text-style-name="P3" draw:layer="layout" svg:width="25.199cm" svg:height="16.485cm" svg:x="1.4cm" svg:y="4.343cm" presentation:class="outline" presentation:user-transformed="true">
          <draw:text-box>
            <text:list text:style-name="L2">
              <text:list-item>
                <text:p text:style-name="P3"><text:span text:style-name="T2">Central Idea : Create plain old java object with annotations for CRUD – Allow use to use objects as a representation of data</text:span></text:p>
              </text:list-item>
              <text:list-item>
                <text:p text:style-name="P3"><text:span text:style-name="T2">Important Classes in Hibernate</text:span></text:p>
                <text:list>
                  <text:list-item>
                    <text:p text:style-name="P3"><text:span text:style-name="T2">Configuration</text:span><text:span text:style-name="T2"><text:tab/></text:span><text:span text:style-name="T2">Parse a hibernate.cfg.xml file </text:span></text:p>
                    <text:list>
                      <text:list-item>
                        <text:p text:style-name="P3"><text:span text:style-name="T2">Example</text:span></text:p>
                        <text:list>
                          <text:list-item>
                            <text:p text:style-name="P3"><text:span text:style-name="T2">&lt;hibernate-configuration&gt;</text:span></text:p>
                            <text:list>
                              <text:list-item>
                                <text:p text:style-name="P3"><text:span text:style-name="T2">&lt;session-factory&gt;</text:span></text:p>
                                <text:list>
                                  <text:list-item>
                                    <text:p text:style-name="P3"><text:span text:style-name="T2">&lt;property </text:span><text:span text:style-name="T2"><text:tab/></text:span><text:span text:style-name="T2">name =”connection.driver_class””</text:span><text:span text:style-name="T2"><text:tab/></text:span><text:span text:style-name="T2">&gt;com.mtysql.jdbc.Driver</text:span><text:span text:style-name="T2"><text:tab/></text:span><text:span text:style-name="T2"><text:tab/></text:span><text:span text:style-name="T2"> <text:s/>&lt;/property&gt;</text:span></text:p>
                                  </text:list-item>
                                  <text:list-item>
                                    <text:p text:style-name="P3"><text:span text:style-name="T2">&lt;property </text:span><text:span text:style-name="T2"><text:tab/></text:span><text:span text:style-name="T2">name=”connection.ur\l”</text:span><text:span text:style-name="T2"><text:tab/></text:span><text:span text:style-name="T2"><text:tab/></text:span><text:span text:style-name="T2"><text:tab/></text:span><text:span text:style-name="T2">&gt;jdbc:mysql://localhost:3306/hellow-word&lt;/property&gt;</text:span></text:p>
                                  </text:list-item>
                                  <text:list-item>
                                    <text:p text:style-name="P3"><text:span text:style-name="T2">&lt;property</text:span><text:span text:style-name="T2"><text:tab/></text:span><text:span text:style-name="T2">name=”connection.username”</text:span><text:span text:style-name="T2"><text:tab/></text:span><text:span text:style-name="T2"><text:tab/></text:span><text:span text:style-name="T2">&gt;roo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&lt;/property&gt;</text:span></text:p>
                                  </text:list-item>
                                  <text:list-item>
                                    <text:p text:style-name="P3"><text:span text:style-name="T2">&lt;property</text:span><text:span text:style-name="T2"><text:tab/></text:span><text:span text:style-name="T2">name=”connection.password”</text:span><text:span text:style-name="T2"><text:tab/></text:span><text:span text:style-name="T2"><text:tab/></text:span><text:span text:style-name="T2">&gt;roo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&lt;/property&gt;</text:span></text:p>
                                  </text:list-item>
                                  <text:list-item>
                                    <text:p text:style-name="P3"><text:span text:style-name="T2">&lt;property</text:span><text:span text:style-name="T2"><text:tab/></text:span><text:span text:style-name="T2">name=”dialect”</text:span><text:span text:style-name="T2"><text:tab/></text:span><text:span text:style-name="T2"><text:tab/></text:span><text:span text:style-name="T2"><text:tab/></text:span><text:span text:style-name="T2"><text:tab/></text:span><text:span text:style-name="T2">&gt;orglhibernate.dialect.MySQLDialgect</text:span><text:span text:style-name="T2"><text:tab/></text:span><text:span text:style-name="T2">&lt;/property&gt;</text:span></text:p>
                                  </text:list-item>
                                  <text:list-item>
                                    <text:p text:style-name="P3"><text:span text:style-name="T2">&lt;property</text:span><text:span text:style-name="T2"><text:tab/></text:span><text:span text:style-name="T2">name=”show_sql”</text:span><text:span text:style-name="T2"><text:tab/></text:span><text:span text:style-name="T2"><text:tab/></text:span><text:span text:style-name="T2"><text:tab/></text:span><text:span text:style-name="T2">&gt;tru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&lt;/property&gt;</text:span></text:p>
                                  </text:list-item>
                                  <text:list-item>
                                    <text:p text:style-name="P3"><text:span text:style-name="T2">&lt;property</text:span><text:span text:style-name="T2"><text:tab/></text:span><text:span text:style-name="T2">name=”hbm2ddlauto”</text:span><text:span text:style-name="T2"><text:tab/></text:span><text:span text:style-name="T2"><text:tab/></text:span><text:span text:style-name="T2"><text:tab/></text:span><text:span text:style-name="T2">&gt;update</text:span><text:span text:style-name="T2"><text:tab/></text:span><text:span text:style-name="T2"><text:tab/></text:span><text:span text:style-name="T2"><text:tab/></text:span><text:span text:style-name="T2"><text:tab/></text:span><text:span text:style-name="T2">&lt;/property&gt;</text:span></text:p>
                                    <text:list>
                                      <text:list-item>
                                        <text:p text:style-name="P3"><text:span text:style-name="T2">Updates the table so it math the new mapping meta data whenever it changes → update parameter</text:span></text:p>
                                      </text:list-item>
                                    </text:list>
                                  </text:list-item>
                                  <text:list-item>
                                    <text:p text:style-name="P3"><text:span text:style-name="T2">&lt;mapping resource=”domain/Message.hbm.xml”&gt;</text:span></text:p>
                                  </text:list-item>
                                </text:list>
                              </text:list-item>
                              <text:list-item>
                                <text:p text:style-name="P3"><text:span text:style-name="T2">&lt;/session-factory&gt;</text:span></text:p>
                              </text:list-item>
                            </text:list>
                          </text:list-item>
                          <text:list-item>
                            <text:p text:style-name="P3"><text:span text:style-name="T2">&lt;/hibernate-configuration&gt;</text:span></text:p>
                          </text:list-item>
                        </text:list>
                      </text:list-item>
                      <text:list-item>
                        <text:p text:style-name="P3"><text:span text:style-name="T2">Example – Object Relational Metadata </text:span></text:p>
                        <text:list>
                          <text:list-item>
                            <text:p text:style-name="P3"><text:span text:style-name="T2">&lt;hibernate-mapping package=”domain”</text:span></text:p>
                            <text:list>
                              <text:list-item>
                                <text:p text:style-name="P3"><text:span text:style-name="T2">&lt;class name=”Message”</text:span><text:span text:style-name="T2"><text:tab/></text:span><text:span text:style-name="T2">Table=”message”&gt;</text:span></text:p>
                                <text:list>
                                  <text:list-item>
                                    <text:p text:style-name="P3"><text:span text:style-name="T2">&lt;id name=”id”</text:span><text:span text:style-name="T2"><text:tab/></text:span><text:span text:style-name="T2">column=”ID”&gt;&lt;generator class=”native” /&gt;&lt;/id&gt;</text:span></text:p>
                                  </text:list-item>
                                  <text:list-item>
                                    <text:p text:style-name="P3"><text:span text:style-name="T2">&lt;property</text:span><text:span text:style-name="T2"><text:tab/></text:span><text:span text:style-name="T2">name=”text</text:span><text:span text:style-name="T2"><text:tab/></text:span><text:span text:style-name="T2">column=”TEXT”</text:span><text:span text:style-name="T2"><text:tab/></text:span><text:span text:style-name="T2"><text:tab/></text:span><text:span text:style-name="T2">type=”string”</text:span><text:span text:style-name="T2"><text:tab/></text:span><text:span text:style-name="T2">/&gt;</text:span></text:p>
                                  </text:list-item>
                                </text:list>
                              </text:list-item>
                              <text:list-item>
                                <text:p text:style-name="P3"><text:span text:style-name="T2">&lt;/class?</text:span></text:p>
                              </text:list-item>
                            </text:list>
                          </text:list-item>
                          <text:list-item>
                            <text:p text:style-name="P3"><text:span text:style-name="T2">&lt;/hibernate-mapping&gt;</text:span></text:p>
                          </text:list-item>
                        </text:list>
                      </text:list-item>
                      <text:list-item>
                        <text:p text:style-name="P3"><text:span text:style-name="T2">Package attribute is <text:s/>the package name of the database tables</text:span></text:p>
                      </text:list-item>
                      <text:list-item>
                        <text:p text:style-name="P3"><text:span text:style-name="T2">Generator → delegates key generated by the database</text:span></text:p>
                      </text:list-item>
                      <text:list-item>
                        <text:p text:style-name="P3"><text:span text:style-name="T2">Id → Hibernate is smart enough to figure out the type of the id.</text:span></text:p>
                      </text:list-item>
                    </text:list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 with JPA and annotations</text:p>
          </draw:text-box>
        </draw:frame>
        <draw:frame presentation:style-name="pr4" draw:text-style-name="P4" draw:layer="layout" svg:width="25.199cm" svg:height="15.914cm" svg:x="1.4cm" svg:y="4.66cm" presentation:class="outline" presentation:user-transformed="true">
          <draw:text-box>
            <text:list text:style-name="L2">
              <text:list-item>
                <text:p><text:span text:style-name="T3">Session Factory</text:span></text:p>
                <text:list>
                  <text:list-item>
                    <text:list>
                      <text:list-item>
                        <text:p><text:span text:style-name="T3">Configuration configuration = new Configuration().configure(“hiberanate.cfg.xml”);</text:span><text:span text:style-name="T3"><text:tab/></text:span><text:span text:style-name="T3"><text:tab/></text:span><text:span text:style-name="T3">// hibernate.cfg.xml put in classpath</text:span></text:p>
                      </text:list-item>
                      <text:list-item>
                        <text:p><text:span text:style-name="T3">Return </text:span></text:p>
                        <text:list>
                          <text:list-item>
                            <text:p><text:span text:style-name="T3">configuration.buildSessionFacdtory(new </text:span><text:span text:style-name="T3"><text:tab/></text:span><text:span text:style-name="T3"><text:tab/></text:span></text:p>
                            <text:list>
                              <text:list-item>
                                <text:p><text:span text:style-name="T3">StandardServiceRegistryBuild().applySettings(configuration.getProperties())</text:span></text:p>
                              </text:list-item>
                              <text:list-item>
                                <text:p><text:span text:style-name="T3">.build(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Java Persistence</text:span></text:p>
                <text:list>
                  <text:list-item>
                    <text:p><text:span text:style-name="T3">Session session = HibernateUtil.getSessionFactory().openSession();</text:span></text:p>
                  </text:list-item>
                  <text:list-item>
                    <text:p><text:span text:style-name="T3">Session.beginTransaction();</text:span></text:p>
                    <text:list>
                      <text:list-item>
                        <text:p><text:span text:style-name="T3">Message message = new Message(“Hibernate Hello World”);</text:span></text:p>
                      </text:list-item>
                      <text:list-item>
                        <text:p><text:span text:style-name="T3">Session.save(message);</text:span><text:span text:style-name="T3"><text:tab/></text:span><text:span text:style-name="T3">Session;.getTransaction().commit(); <text:s text:c="2"/>Session.endTransaction();</text:span><text:span text:style-name="T3"><text:tab/></text:span><text:span text:style-name="T3">Session.close(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stead of hbm files annotations can be used.</text:span></text:p>
                <text:list>
                  <text:list-item>
                    <text:p><text:span text:style-name="T3">@Entity</text:span></text:p>
                  </text:list-item>
                  <text:list-item>
                    <text:p><text:span text:style-name="T3">@Table(name=”message”)</text:span></text:p>
                  </text:list-item>
                  <text:list-item>
                    <text:p><text:span text:style-name="T3">Public class Message {</text:span></text:p>
                    <text:list>
                      <text:list-item>
                        <text:p><text:span text:style-name="T3">@Id</text:span></text:p>
                      </text:list-item>
                      <text:list-item>
                        <text:p><text:span text:style-name="T3">@GeneratedValue(strategy=GenerationType.AUTO)</text:span><text:span text:style-name="T3"><text:tab/></text:span><text:span text:style-name="T3"><text:tab/></text:span><text:span text:style-name="T3">// The database will generate an unique id value</text:span></text:p>
                      </text:list-item>
                      <text:list-item>
                        <text:p><text:span text:style-name="T3">@Column(name=”ID”)</text:span><text:span text:style-name="T3"><text:tab/></text:span></text:p>
                        <text:list>
                          <text:list-item>
                            <text:p><text:span text:style-name="T3">attribute nullable=false</text:span><text:span text:style-name="T3"><text:tab/></text:span><text:span text:style-name="T3"><text:tab/></text:span><text:span text:style-name="T3"><text:tab/></text:span><text:span text:style-name="T3">columns are nullable by default</text:span></text:p>
                          </text:list-item>
                        </text:list>
                      </text:list-item>
                      <text:list-item>
                        <text:p><text:span text:style-name="T3">Private Long id;</text:span></text:p>
                      </text:list-item>
                      <text:list-item>
                        <text:p><text:span text:style-name="T3">@Column(name=”TEXTt”)</text:span></text:p>
                      </text:list-item>
                      <text:list-item>
                        <text:p><text:span text:style-name="T3">Private String text;</text:span></text:p>
                      </text:list-item>
                      <text:list-item>
                        <text:p><text:span text:style-name="T3">Public Message() {} ; Public Message(String text) { this.text = text; }</text:span></text:p>
                      </text:list-item>
                    </text:list>
                  </text:list-item>
                  <text:list-item>
                    <text:p><text:span text:style-name="T3">In the hibernate.cfg.xml</text:span><text:span text:style-name="T3"><text:tab/></text:span><text:span text:style-name="T3">the mapping tag will change &lt;mapping class=”entity.Message” /&gt; instead of a resource attribute.</text:span></text:p>
                  </text:list-item>
                  <text:list-item>
                    <text:p><text:span text:style-name="T3">The POJO must have a default Constructor so that Hibernate can use reflection to create the class when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b Not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Eclipse : Add to build path menu items puts the select files on the classpath.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Enable Logging in Hibernate</text:span></text:p>
              </text:list-item>
              <text:list-item>
                <text:p><text:span text:style-name="T3">Uses Jboss Logging to allow the use of any Logging Frameworks</text:span></text:p>
              </text:list-item>
              <text:list-item>
                <text:p><text:span text:style-name="T3">Logging Levels</text:span></text:p>
                <text:list>
                  <text:list-item>
                    <text:p><text:span text:style-name="T3">Off</text:span><text:span text:style-name="T3"><text:tab/></text:span><text:span text:style-name="T3">Fatal</text:span><text:span text:style-name="T3"><text:tab/></text:span><text:span text:style-name="T3">Error</text:span><text:span text:style-name="T3"><text:tab/></text:span><text:span text:style-name="T3">Warning</text:span><text:span text:style-name="T3"><text:tab/></text:span><text:span text:style-name="T3">Info</text:span><text:span text:style-name="T3"><text:tab/></text:span><text:span text:style-name="T3">Debug</text:span><text:span text:style-name="T3"><text:tab/></text:span><text:span text:style-name="T3">Trace</text:span><text:span text:style-name="T3"><text:tab/></text:span><text:span text:style-name="T3">All</text:span></text:p>
                  </text:list-item>
                </text:list>
              </text:list-item>
              <text:list-item>
                <text:p><text:span text:style-name="T3">Log4.logger.org.hibernate.type.descriptor.sqlBasicBinder=TRACE;</text:span><text:span text:style-name="T3"><text:tab/></text:span><text:span text:style-name="T3">// Show Binding parameter values</text:span></text:p>
              </text:list-item>
              <text:list-item>
                <text:p><text:span text:style-name="T3">Log4j.rootLogger=OFF, stdout file</text:span><text:span text:style-name="T3"><text:tab/></text:span><text:span text:style-name="T3"><text:tab/></text:span><text:span text:style-name="T3"><text:tab/></text:span><text:span text:style-name="T3"><text:tab/></text:span><text:span text:style-name="T3">// Get no logger information</text:span></text:p>
              </text:list-item>
              <text:list-item>
                <text:p><text:span text:style-name="T3">Log4j.logger.org.hibernate=Al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Log Everything</text:span></text:p>
              </text:list-item>
              <text:list-item>
                <text:p><text:span text:style-name="T3">Log4j.logger.org.hibernate.SQ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Show SQL Statement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ipulating Objects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Retrieve a row from the database ( a fully populated object)</text:span></text:p>
                <text:list>
                  <text:list-item>
                    <text:p><text:span text:style-name="T3">Message msg = (Message)session.get(Message.clas,2L);</text:span><text:span text:style-name="T3"><text:tab/></text:span><text:span text:style-name="T3"><text:tab/></text:span><text:span text:style-name="T3">// 2L is the primary Key</text:span></text:p>
                  </text:list-item>
                  <text:list-item>
                    <text:p><text:span text:style-name="T3">If the object cannot be found a null value Is returned</text:span></text:p>
                  </text:list-item>
                </text:list>
              </text:list-item>
              <text:list-item>
                <text:p><text:span text:style-name="T3">Update a row → Update the object and then call txn.commit()</text:span></text:p>
                <text:list>
                  <text:list-item>
                    <text:p><text:span text:style-name="T3">Automatic Dirty Checking</text:span></text:p>
                  </text:list-item>
                </text:list>
              </text:list-item>
              <text:list-item>
                <text:p><text:span text:style-name="T3">Delete an object → session.delete(msg) and call txn.commit(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ggregation and Composition &amp; Entities and Value Types &amp; Component Mapping</text:span></text:p>
          </draw:text-box>
        </draw:frame>
        <draw:frame presentation:style-name="pr4" draw:text-style-name="P4" draw:layer="layout" svg:width="25.199cm" svg:height="14.986cm" svg:x="1.016cm" svg:y="5.334cm" presentation:class="outline" presentation:user-transformed="true">
          <draw:text-box>
            <text:list text:style-name="L2">
              <text:list-item>
                <text:p><text:span text:style-name="T3">Aggregation – A relationship between a whole and it parts</text:span></text:p>
                <text:list>
                  <text:list-item>
                    <text:p><text:span text:style-name="T3">The parts need not be destroyed when the whole is destroyed</text:span></text:p>
                  </text:list-item>
                </text:list>
              </text:list-item>
              <text:list-item>
                <text:p><text:span text:style-name="T3">Composition → A strong part of aggregation. <text:s/>When the object is destroy it parts are destroyed with <text:s/>it</text:span></text:p>
                <text:list>
                  <text:list-item>
                    <text:p><text:span text:style-name="T3">Each part may belong to only one whole</text:span></text:p>
                  </text:list-item>
                </text:list>
              </text:list-item>
              <text:list-item>
                <text:p><text:span text:style-name="T3">An object of entity type has its own database identity ( primary key value)</text:span></text:p>
              </text:list-item>
              <text:list-item>
                <text:p><text:span text:style-name="T3">An object of value type has no database identity ( primary key value); It belongs to the entity</text:span></text:p>
                <text:list>
                  <text:list-item>
                    <text:p><text:span text:style-name="T3">Depend on the identity of the entities that they belong to.</text:span></text:p>
                  </text:list-item>
                  <text:list-item>
                    <text:p><text:span text:style-name="T3">The lifecycle of a value type is bound to that of the owning entity</text:span></text:p>
                  </text:list-item>
                  <text:list-item>
                    <text:p><text:span text:style-name="T3">Classes like String and Integer are most simple value type classes</text:span></text:p>
                  </text:list-item>
                </text:list>
              </text:list-item>
              <text:list-item>
                <text:p><text:span text:style-name="T3">Do all persistent classes have their own database identity → No</text:span></text:p>
              </text:list-item>
              <text:list-item>
                <text:p><text:span text:style-name="T3">Component Mapping</text:span></text:p>
                <text:list>
                  <text:list-item>
                    <text:p><text:span text:style-name="T3">A Composition </text:span></text:p>
                  </text:list-item>
                  <text:list-item>
                    <text:p><text:span text:style-name="T3">Persisted as a value type</text:span></text:p>
                  </text:list-item>
                  <text:list-item>
                    <text:p><text:span text:style-name="T3">Data and Object Mapping</text:span><text:span text:style-name="T3"><text:tab/></text:span><text:span text:style-name="T3">→ Could have more classes then tables</text:span></text:p>
                    <text:list>
                      <text:list-item>
                        <text:p><text:span text:style-name="T3">In the database you will Person which will contain all the fields</text:span></text:p>
                      </text:list-item>
                      <text:list-item>
                        <text:p><text:span text:style-name="T3">In the object may you will have two Object Person , Address with the annotation @Embedded</text:span></text:p>
                      </text:list-item>
                    </text:list>
                  </text:list-item>
                  <text:list-item>
                    <text:p><text:span text:style-name="T3">Mapping a Person </text:span></text:p>
                    <text:list>
                      <text:list-item>
                        <text:p><text:span text:style-name="T3">In the Person class we have the filed private Address address;</text:span></text:p>
                      </text:list-item>
                      <text:list-item>
                        <text:p><text:span text:style-name="T3">@Embeddable – Tells the database this type is embeddable</text:span></text:p>
                      </text:list-item>
                      <text:list-item>
                        <text:p><text:span text:style-name="T3">Public class Address {</text:span></text:p>
                        <text:list>
                          <text:list-item>
                            <text:p><text:span text:style-name="T3">Private String street;</text:span></text:p>
                          </text:list-item>
                          <text:list-item>
                            <text:p><text:span text:style-name="T3">Private String city</text:span></text:p>
                          </text:list-item>
                          <text:list-item>
                            <text:p><text:span text:style-name="T3">Private zipCode;</text:span></text:p>
                          </text:list-item>
                          <text:list-item>
                            <text:p><text:span text:style-name="T3">// Constructors , setters, getters etc.. needed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@Embedded – Used inside another class tell the ORM that these field are part of the table 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 Mapping</text:p>
          </draw:text-box>
        </draw:frame>
        <draw:frame presentation:style-name="pr4" draw:text-style-name="P6" draw:layer="layout" svg:width="25.199cm" svg:height="15.748cm" svg:x="1.524cm" svg:y="4.82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Insert Data</text:span></text:p>
                    <text:list>
                      <text:list-item>
                        <text:p><text:span text:style-name="T5">Address adderss = new Address(…);</text:span></text:p>
                      </text:list-item>
                      <text:list-item>
                        <text:p><text:span text:style-name="T5">Person person = new Person(“Chuck”, address);</text:span></text:p>
                      </text:list-item>
                      <text:list-item>
                        <text:p><text:span text:style-name="T5">Session.save(person);</text:span></text:p>
                      </text:list-item>
                    </text:list>
                  </text:list-item>
                  <text:list-item>
                    <text:p><text:span text:style-name="T5">Map the column name of a database table to custom names</text:span></text:p>
                    <text:list>
                      <text:list-item>
                        <text:p><text:span text:style-name="T5">Example in a class called Person</text:span></text:p>
                      </text:list-item>
                      <text:list-item>
                        <text:p><text:span text:style-name="T5">@Embedded</text:span></text:p>
                      </text:list-item>
                      <text:list-item>
                        <text:p><text:span text:style-name="T5">@AttributeOverrides( {</text:span></text:p>
                        <text:list>
                          <text:list-item>
                            <text:p><text:span text:style-name="T5">@AttributeOverride(name=”street”</text:span><text:span text:style-name="T5"><text:tab/></text:span><text:span text:style-name="T5">column = @Column(name=”address_street”))</text:span></text:p>
                            <text:list>
                              <text:list-item>
                                <text:p><text:span text:style-name="T5">Name attribute is the name of the field in the Class ( private String street )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5">Very use if the are Value Type of the Same class inside a row. <text:s/>You can rename both</text:span></text:p>
                        <text:list>
                          <text:list-item>
                            <text:p><text:span text:style-name="T5">Example Value Address</text:span></text:p>
                          </text:list-item>
                          <text:list-item>
                            <text:p><text:span text:style-name="T5">By rename you can have home address and billing addres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ping Associations</text:p>
          </draw:text-box>
        </draw:frame>
        <draw:frame presentation:style-name="pr4" draw:text-style-name="P4" draw:layer="layout" svg:width="25.199cm" svg:height="15.66cm" svg:x="0.963cm" svg:y="4.826cm" presentation:class="outline" presentation:user-transformed="true">
          <draw:text-box>
            <text:list text:style-name="L2">
              <text:list-item>
                <text:p><text:span text:style-name="T3">Many to One</text:span></text:p>
                <text:list>
                  <text:list-item>
                    <text:p><text:span text:style-name="T3">Each Guide could guide many students</text:span></text:p>
                  </text:list-item>
                  <text:list-item>
                    <text:p><text:span text:style-name="T3">Each student has one guide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In the Student Object</text:span></text:p>
                      </text:list-item>
                      <text:list-item>
                        <text:p><text:span text:style-name="T3">@ManyToOne</text:span></text:p>
                      </text:list-item>
                      <text:list-item>
                        <text:p><text:span text:style-name="T3">@JoinColumn(name=”guide_id”)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ascades</text:span></text:p>
                <text:list>
                  <text:list-item>
                    <text:p><text:span text:style-name="T3">When you persist an object you want it whole graph to persist as well</text:span></text:p>
                  </text:list-item>
                  <text:list-item>
                    <text:p><text:span text:style-name="T3">Called Transitive Persistence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@ManyToOne(cascade=(CascadeType.PERSIST, CascadeType.REMOVE))</text:span></text:p>
                      </text:list-item>
                      <text:list-item>
                        <text:p><text:span text:style-name="T3">@JoinColumn(name=”guide_id)</text:span></text:p>
                      </text:list-item>
                      <text:list-item>
                        <text:p><text:span text:style-name="T3">Private Guide guide</text:span></text:p>
                      </text:list-item>
                      <text:list-item>
                        <text:p><text:span text:style-name="T3">Session.persist(student)</text:span></text:p>
                      </text:list-item>
                    </text:list>
                  </text:list-item>
                  <text:list-item>
                    <text:p><text:span text:style-name="T3">CascasdeType.Remove</text:span></text:p>
                    <text:list>
                      <text:list-item>
                        <text:p><text:span text:style-name="T3">Deletes the whole object graph of Student;</text:span></text:p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ping Associations (2)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One to Many</text:span></text:p>
              </text:list-item>
              <text:list-item>
                <text:p><text:span text:style-name="T3">One Guide could have many students</text:span></text:p>
              </text:list-item>
              <text:list-item>
                <text:p><text:span text:style-name="T3">In the Guide Object</text:span></text:p>
                <text:list>
                  <text:list-item>
                    <text:p><text:span text:style-name="T3">@OneToMany(mappedBy=”guide”)</text:span></text:p>
                    <text:list>
                      <text:list-item>
                        <text:p><text:span text:style-name="T3">// Name of Attribute that the column is mapped by in the student object</text:span></text:p>
                      </text:list-item>
                      <text:list-item>
                        <text:p><text:span text:style-name="T3">// Requirement in a bidirectional mapping</text:span></text:p>
                      </text:list-item>
                      <text:list-item>
                        <text:p><text:span text:style-name="T3">// MappedBy → not owner of relationship</text:span></text:p>
                      </text:list-item>
                    </text:list>
                  </text:list-item>
                  <text:list-item>
                    <text:p><text:span text:style-name="T3">Private Set&lt;Student&gt; students = new Set&lt;Student&gt;();</text:span></text:p>
                  </text:list-item>
                </text:list>
              </text:list-item>
              <text:list-item>
                <text:p><text:span text:style-name="T3">When both relations are setup then it is bidirectional</text:span></text:p>
              </text:list-item>
              <text:list-item>
                <text:p><text:span text:style-name="T3">Bidirectional Relationship</text:span></text:p>
                <text:list>
                  <text:list-item>
                    <text:p><text:span text:style-name="T3">If the association is bidirectional one of the sides ( and only one ) has to be the owner of the relationship</text:span></text:p>
                  </text:list-item>
                  <text:list-item>
                    <text:p><text:span text:style-name="T3">The owner of the relationship is responsible for the association column(s) update</text:span></text:p>
                  </text:list-item>
                  <text:list-item>
                    <text:p><text:span text:style-name="T3">Many side in a one-to-many-bi directional relationship is (almost)) always the owner side</text:span></text:p>
                  </text:list-item>
                  <text:list-item>
                    <text:p><text:span text:style-name="T3">If a student is updated at the time of dirty checking the foreign key column will be update as well</text:span></text:p>
                  </text:list-item>
                  <text:list-item>
                    <text:p><text:span text:style-name="T3">If a guide is update, which is not the owner of a relationship, at the of dirty checking the guide will not be updated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Guide guide = ( Guide)session.get (Guide.class,2L);</text:span></text:p>
                      </text:list-item>
                      <text:list-item>
                        <text:p><text:span text:style-name="T3">Student student = (Student)session.get(Student.class,2);</text:span></text:p>
                      </text:list-item>
                      <text:list-item>
                        <text:p><text:span text:style-name="T3">Example 1 guide.getStudent(student) ; txn.commit()</text:span><text:span text:style-name="T3"><text:tab/></text:span><text:span text:style-name="T3"><text:tab/></text:span><text:span text:style-name="T3"><text:tab/></text:span><text:span text:style-name="T3"><text:tab/></text:span><text:span text:style-name="T3">// Will not update the owner since it is not the foreign key</text:span></text:p>
                      </text:list-item>
                      <text:list-item>
                        <text:p><text:span text:style-name="T3">Example 2 guide.setSalary(2500) ; guide.getStudent(student) ; txn.commit() /</text:span><text:span text:style-name="T3"><text:tab/></text:span><text:span text:style-name="T3">​// Will change the salary and not the relationship</text:span></text:p>
                      </text:list-item>
                      <text:list-item>
                        <text:p><text:span text:style-name="T3">Example 2 student.setGuide(guide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The Foreign key has been changed since it is the owner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ping Associations (3)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6">How do we make a guide responsible for its relationship</text:span></text:p>
                      </text:list-item>
                      <text:list-item>
                        <text:p><text:span text:style-name="T6"><text:s/></text:span><text:span text:style-name="T6">In the Guide class add the function public void addStudent(Student student) { student.add(student) ; student.setGuide(this); }</text:span></text:p>
                      </text:list-item>
                    </text:list>
                  </text:list-item>
                  <text:list-item>
                    <text:p><text:span text:style-name="T6">Owner is the entity that is persisted to the table that has the foreign key column</text:span></text:p>
                  </text:list-item>
                </text:list>
              </text:list-item>
              <text:list-item>
                <text:p><text:span text:style-name="T6">One to One</text:span></text:p>
                <text:list>
                  <text:list-item>
                    <text:p><text:span text:style-name="T6">Example</text:span></text:p>
                    <text:list>
                      <text:list-item>
                        <text:p><text:span text:style-name="T6">Each customer can only have one passport</text:span></text:p>
                      </text:list-item>
                      <text:list-item>
                        <text:p><text:span text:style-name="T6">Each passhort can be held to one customer.</text:span></text:p>
                      </text:list-item>
                    </text:list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In the Customer Class</text:span></text:p>
                        <text:list>
                          <text:list-item>
                            <text:p><text:span text:style-name="T6">@OneToOne(cascade={CascadeType.PERSIST});</text:span></text:p>
                          </text:list-item>
                          <text:list-item>
                            <text:p><text:span text:style-name="T6">@JoinColumn name=”passport_id” unique = true)</text:span></text:p>
                          </text:list-item>
                          <text:list-item>
                            <text:p><text:span text:style-name="T6">Private Passport passport;</text:span></text:p>
                          </text:list-item>
                        </text:list>
                      </text:list-item>
                      <text:list-item>
                        <text:p><text:span text:style-name="T6">Int he Passport Class</text:span></text:p>
                        <text:list>
                          <text:list-item>
                            <text:p><text:span text:style-name="T6">@OneToOne(mappedBy=”passport”)</text:span></text:p>
                          </text:list-item>
                          <text:list-item>
                            <text:p><text:span text:style-name="T6">Private Customer custom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The owner of the relationship is responsible for the association column(s) update</text:span></text:p>
                  </text:list-item>
                  <text:list-item>
                    <text:p><text:span text:style-name="T6">To declare a side as not responsible for the relationship the attribute mappedBy is used</text:span></text:p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ToMany Relationship</text:p>
          </draw:text-box>
        </draw:frame>
        <draw:frame presentation:style-name="pr4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A move can have many actors</text:span></text:p>
                  </text:list-item>
                  <text:list-item>
                    <text:p><text:span text:style-name="T3">An actor can be in many movies.</text:span></text:p>
                  </text:list-item>
                  <text:list-item>
                    <text:p><text:span text:style-name="T3">Movie Object</text:span></text:p>
                    <text:list>
                      <text:list-item>
                        <text:p><text:span text:style-name="T3">@JoinTable( name=”movie_actor”,</text:span></text:p>
                        <text:list>
                          <text:list-item>
                            <text:p><text:span text:style-name="T3">joinColumns(@JoinColumn(name=”movie_id)),</text:span></text:p>
                          </text:list-item>
                          <text:list-item>
                            <text:p><text:span text:style-name="T3">inverseJoinColumns(@JonColumns(name=”actor_id”))</text:span></text:p>
                          </text:list-item>
                          <text:list-item>
                            <text:p><text:span text:style-name="T3">)</text:span></text:p>
                          </text:list-item>
                        </text:list>
                      </text:list-item>
                      <text:list-item>
                        <text:p><text:span text:style-name="T3">Private Set&lt;Actior&gt; actors = new HashSet&lt;Actor&gt;();</text:span></text:p>
                      </text:list-item>
                    </text:list>
                  </text:list-item>
                  <text:list-item>
                    <text:p><text:span text:style-name="T3">Actor Object</text:span></text:p>
                    <text:list>
                      <text:list-item>
                        <text:p><text:span text:style-name="T3">@ManyToMany(mappedBy=”actors”)</text:span></text:p>
                      </text:list-item>
                      <text:list-item>
                        <text:p><text:span text:style-name="T3">Private Set&lt;Movie&gt; movies = new HashSet&lt;Movie&gt;(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he mapping of many to many relationship is completed using a join relationship</text:span></text:p>
                <text:list>
                  <text:list-item>
                    <text:p><text:span text:style-name="T3">Move table, actor table, move_actor table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JPA</text:p>
          </draw:text-box>
        </draw:frame>
        <draw:frame presentation:style-name="pr4" draw:text-style-name="P4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<text:span text:style-name="T3">JPA is a java specification for accessing, persisting and managing data between java objects and a relational database.</text:span></text:p>
              </text:list-item>
              <text:list-item>
                <text:p><text:span text:style-name="T3">A set of guideline that a framework can implement</text:span></text:p>
              </text:list-item>
              <text:list-item>
                <text:p><text:span text:style-name="T3">JPA is a set of interfaces and Hibernate provides the functions that implement the interfaces</text:span></text:p>
                <text:list>
                  <text:list-item>
                    <text:p><text:span text:style-name="T3">If you are not happy with hibernate you can swap it out for OpenJPA or EclipseLink</text:span></text:p>
                  </text:list-item>
                </text:list>
              </text:list-item>
              <text:list-item>
                <text:p><text:span text:style-name="T3">Hibernate as a JPA Provider</text:span></text:p>
                <text:list>
                  <text:list-item>
                    <text:p><text:span text:style-name="T3">Both Hibernate and JPA use the javax.persistence.* Annotations such as Column, Entity</text:span></text:p>
                  </text:list-item>
                  <text:list-item>
                    <text:p><text:span text:style-name="T3">Differences</text:span></text:p>
                    <text:list>
                      <text:list-item>
                        <text:p><text:span text:style-name="T3">Hibernate use a session Factory, </text:span><text:span text:style-name="T3"><text:tab/></text:span><text:span text:style-name="T3"><text:tab/></text:span><text:span text:style-name="T3">JPA uses an entity Manager</text:span></text:p>
                      </text:list-item>
                      <text:list-item>
                        <text:p><text:span text:style-name="T3">HibernateUitl creates a sessionFactory</text:span><text:span text:style-name="T3"><text:tab/></text:span><text:span text:style-name="T3"><text:tab/></text:span><text:span text:style-name="T3">Persistence create an EntityManag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ample code </text:span></text:p>
                <text:list>
                  <text:list-item>
                    <text:p><text:span text:style-name="T3">Public classs HelloWorldclient {</text:span></text:p>
                    <text:list>
                      <text:list-item>
                        <text:p><text:span text:style-name="T3">Public static void main(String[] args) {</text:span></text:p>
                        <text:list>
                          <text:list-item>
                            <text:p><text:span text:style-name="T3">EntityManagerFactory emf = Peristence.cre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2-24T16:31:52.961323000</meta:creation-date>
    <meta:editing-duration>P4DT7H56M46S</meta:editing-duration>
    <meta:editing-cycles>9</meta:editing-cycles>
    <meta:generator>LibreOffice/6.3.4.2$MacOSX_X86_64 LibreOffice_project/60da17e045e08f1793c57c00ba83cdfce946d0aa</meta:generator>
    <dc:date>2022-09-17T12:48:52.664340940</dc:date>
    <meta:document-statistic meta:object-count="97"/>
  </office:meta>
</office:document-meta>
</file>